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0-30" calcext:value-type="date">
            <text:p>30/10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1-26" calcext:value-type="date">
            <text:p>26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2-18" calcext:value-type="date">
            <text:p>18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7]-[.F7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7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11.947190067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11.949274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5:17.793777149</dc:date>
    <dc:language>pt-PT</dc:language>
    <meta:editing-cycles>604</meta:editing-cycles>
    <meta:editing-duration>P3DT2H31M7S</meta:editing-duration>
    <meta:print-date>2019-10-03T14:53:22.911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